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4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6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8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6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9" style:family="table-cell" style:parent-style-name="Default">
      <style:text-properties style:font-name="Avenir5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9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6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2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5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35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3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37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37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4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4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4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44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43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1447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45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56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45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458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9" style:family="table-cell" style:parent-style-name="Default">
      <style:table-cell-properties fo:border-bottom="2.24pt solid #000000" fo:border-left="none" fo:border-right="none" fo:border-top="none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1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6" style:family="table-cell" style:parent-style-name="Default">
      <style:table-cell-properties fo:border-bottom="none" fo:border-left="none" fo:border-right="none" fo:border-top="2.2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7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7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74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476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7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4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4"/>
    </style:style>
    <style:style style:name="ce1483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8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8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86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487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9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9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2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2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5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812" style:family="table-cell" style:parent-style-name="Default">
      <style:table-cell-properties fo:background-color="transparent" style:vertical-align="middle"/>
      <style:text-properties style:font-name="Avenir5"/>
    </style:style>
    <style:style style:name="ce181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7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5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6" fo:font-weight="bold"/>
    </style:style>
    <style:style style:name="ce213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6" fo:font-weight="normal"/>
    </style:style>
    <style:style style:name="ce213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6" fo:font-weight="bold"/>
    </style:style>
    <style:style style:name="ce213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4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89" style:family="table-cell" style:parent-style-name="Default">
      <style:table-cell-properties fo:border="0.06pt solid #000000" style:vertical-align="middle"/>
      <style:text-properties style:font-name="Avenir5"/>
    </style:style>
    <style:style style:name="ce19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6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9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9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8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4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2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9" table:content-validation-name="val22"/>
          <table:table-cell table:style-name="ce13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2" table:content-validation-name="val45" table:formula="of:=[$Fortélylista.B61]" office:value-type="float" office:value="3" calcext:value-type="float">
            <text:p>3</text:p>
          </table:table-cell>
          <table:table-cell table:style-name="ce284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6" table:formula="of:=[$Fortélylista.B56]" office:value-type="float" office:value="4" calcext:value-type="float">
            <text:p>4</text:p>
          </table:table-cell>
          <table:table-cell table:style-name="ce284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362" table:content-validation-name="val33"/>
          <table:table-cell table:style-name="ce343"/>
          <table:table-cell table:style-name="ce377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7" table:formula="of:=[$Fortélylista.B54]" office:value-type="float" office:value="3" calcext:value-type="float">
            <text:p>3</text:p>
          </table:table-cell>
          <table:table-cell table:style-name="ce284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62" table:content-validation-name="val34"/>
          <table:table-cell table:style-name="ce343"/>
          <table:table-cell table:style-name="ce37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8" table:formula="of:=[$Fortélylista.B55]" office:value-type="float" office:value="2" calcext:value-type="float">
            <text:p>2</text:p>
          </table:table-cell>
          <table:table-cell table:style-name="ce284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362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9" table:formula="of:=[$Fortélylista.B60]" office:value-type="float" office:value="2" calcext:value-type="float">
            <text:p>2</text:p>
          </table:table-cell>
          <table:table-cell table:style-name="ce284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62" table:content-validation-name="val3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50" table:formula="of:=[$Fortélylista.B57]" office:value-type="float" office:value="3" calcext:value-type="float">
            <text:p>3</text:p>
          </table:table-cell>
          <table:table-cell table:style-name="ce284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1" table:formula="of:=[$Fortélylista.B58]" office:value-type="float" office:value="1" calcext:value-type="float">
            <text:p>1</text:p>
          </table:table-cell>
          <table:table-cell table:style-name="ce284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57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2" table:content-validation-name="val10" table:number-columns-spanned="2" table:number-rows-spanned="1"/>
          <table:covered-table-cell table:style-name="ce62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57" table:content-validation-name="val54" office:value-type="float" office:value="5" calcext:value-type="float">
            <text:p>5</text:p>
          </table:table-cell>
          <table:table-cell table:style-name="ce290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57" table:content-validation-name="val54" office:value-type="float" office:value="1" calcext:value-type="float">
            <text:p>1</text:p>
          </table:table-cell>
          <table:table-cell table:style-name="ce290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4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content-validation-name="val92" table:number-columns-spanned="3" table:number-rows-spanned="1"/>
          <table:covered-table-cell table:style-name="ce503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style-name="ce423" table:content-validation-name="val80"/>
          <table:covered-table-cell table:style-name="ce423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06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209"/>
          <table:table-cell table:style-name="ce20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1">
          <table:table-cell table:style-name="ce39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7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3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3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506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8" office:value-type="string" calcext:value-type="string">
            <text:p>alap</text:p>
          </table:table-cell>
          <table:table-cell table:style-name="ce49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89" office:value-type="string" calcext:value-type="string">
            <text:p>alap</text:p>
          </table:table-cell>
          <table:table-cell table:style-name="ce49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9"/>
          <table:covered-table-cell table:number-columns-repeated="5" table:style-name="ce615"/>
          <table:covered-table-cell table:number-columns-repeated="2" table:style-name="ce539"/>
          <table:table-cell table:style-name="ce53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4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51" table:number-columns-spanned="5" table:number-rows-spanned="1"/>
          <table:covered-table-cell table:number-columns-repeated="3" table:style-name="ce539"/>
          <table:covered-table-cell table:style-name="ce1168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31"/>
          <table:table-cell table:style-name="ce610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4" office:value-type="string" calcext:value-type="string">
            <text:p>Módosítók</text:p>
          </table:table-cell>
          <table:table-cell table:style-name="ce610" table:content-validation-name="val141" office:value-type="string" calcext:value-type="string">
            <text:p>Összesen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Összesen felvett HM:</text:p>
          </table:table-cell>
          <table:covered-table-cell table:style-name="ce539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39"/>
          <table:table-cell table:style-name="ce952" office:value-type="string" calcext:value-type="string">
            <text:p>Távolság (m)</text:p>
          </table:table-cell>
          <table:table-cell table:style-name="ce8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690" table:content-validation-name="val123" office:value-type="float" office:value="10" calcext:value-type="float">
            <text:p>10</text:p>
          </table:table-cell>
          <table:table-cell table:style-name="ce690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2" table:content-validation-name="val142" table:formula="of:=[.C4]+[.D4]" office:value-type="float" office:value="15" calcext:value-type="float">
            <text:p>15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Max felvehető HM:</text:p>
          </table:table-cell>
          <table:covered-table-cell table:style-name="ce539"/>
          <table:table-cell table:style-name="ce97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39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690" table:content-validation-name="val123" office:value-type="float" office:value="20" calcext:value-type="float">
            <text:p>20</text:p>
          </table:table-cell>
          <table:table-cell table:style-name="ce690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2" table:content-validation-name="val143" table:formula="of:=[.C5]+[.B5]+[.D5]" office:value-type="float" office:value="20" calcext:value-type="float">
            <text:p>20</text:p>
          </table:table-cell>
          <table:table-cell table:style-name="ce539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690" table:content-validation-name="val123" office:value-type="float" office:value="120" calcext:value-type="float">
            <text:p>120</text:p>
          </table:table-cell>
          <table:table-cell table:style-name="ce690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2" table:content-validation-name="val144" table:formula="of:=[.C6]+[.B6]+[.D6]" office:value-type="float" office:value="120" calcext:value-type="float">
            <text:p>120</text:p>
          </table:table-cell>
          <table:table-cell table:style-name="ce53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539" table:number-columns-repeated="6"/>
          <table:table-cell table:style-name="ce725" office:value-type="string" calcext:value-type="string" table:number-columns-spanned="2" table:number-rows-spanned="1">
            <text:p>Össz felvett CM:</text:p>
          </table:table-cell>
          <table:covered-table-cell table:style-name="ce539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53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55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690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2" table:content-validation-name="val145" table:formula="of:=[.C8]+[.B8]+[.D8]" office:value-type="float" office:value="-30" calcext:value-type="float">
            <text:p>-30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Max felvehető CM:</text:p>
          </table:table-cell>
          <table:covered-table-cell table:style-name="ce539"/>
          <table:table-cell table:style-name="ce97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3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39" table:number-columns-spanned="9" table:number-rows-spanned="1"/>
          <table:covered-table-cell table:number-columns-repeated="5" table:style-name="ce615"/>
          <table:covered-table-cell table:number-columns-repeated="3" table:style-name="ce539"/>
          <table:table-cell table:style-name="ce53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59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50" calcext:value-type="float">
            <text:p>350</text:p>
          </table:table-cell>
          <table:table-cell table:style-name="ce539"/>
          <table:table-cell table:style-name="ce725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Átlag HM</text:p>
          </table:table-cell>
          <table:covered-table-cell table:style-name="ce539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3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55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1" table:content-validation-name="val125" office:value-type="string" calcext:value-type="string">
            <text:p>Szint</text:p>
          </table:table-cell>
          <table:table-cell table:style-name="ce691" office:value-type="string" calcext:value-type="string">
            <text:p>KÉ</text:p>
          </table:table-cell>
          <table:table-cell table:style-name="ce691" office:value-type="string" calcext:value-type="string">
            <text:p>TÉ/CÉ</text:p>
          </table:table-cell>
          <table:table-cell table:style-name="ce691" office:value-type="string" calcext:value-type="string">
            <text:p>VÉ</text:p>
          </table:table-cell>
          <table:table-cell table:style-name="ce691" table:content-validation-name="val157" office:value-type="string" calcext:value-type="string">
            <text:p>Harckeret</text:p>
          </table:table-cell>
          <table:table-cell table:style-name="ce69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59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59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62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1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9"/>
          <table:table-cell table:number-columns-repeated="238"/>
        </table:table-row>
        <table:table-row table:style-name="ro10">
          <table:table-cell table:style-name="ce543" table:number-columns-spanned="9" table:number-rows-spanned="1"/>
          <table:covered-table-cell table:number-columns-repeated="7" table:style-name="ce543"/>
          <table:covered-table-cell table:style-name="ce999"/>
          <table:table-cell table:style-name="ce54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8" table:content-validation-name="val97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3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3" office:value-type="string" calcext:value-type="string">
            <text:p>SP</text:p>
          </table:table-cell>
          <table:table-cell table:style-name="ce69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9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94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9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94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9"/>
          <table:table-cell table:number-columns-repeated="238"/>
        </table:table-row>
        <table:table-row table:style-name="ro2">
          <table:table-cell table:style-name="ce548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3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3" office:value-type="string" calcext:value-type="string">
            <text:p>SP</text:p>
          </table:table-cell>
          <table:table-cell table:style-name="ce69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3"/>
          <table:table-cell table:style-name="ce840"/>
          <table:table-cell/>
          <table:table-cell table:style-name="Default" table:number-columns-repeated="5"/>
          <table:table-cell table:style-name="ce539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39"/>
          <table:covered-table-cell table:style-name="ce794"/>
          <table:table-cell table:style-name="ce539"/>
          <table:table-cell table:style-name="Default" table:number-columns-repeated="3"/>
          <table:table-cell table:style-name="ce53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12"/>
          <table:table-cell table:style-name="ce623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914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Default" table:number-columns-repeated="8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4"/>
          <table:table-cell table:style-name="ce53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3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4"/>
          <table:table-cell table:style-name="ce770" table:content-validation-name="val130" office:value-type="string" calcext:value-type="string">
            <text:p>Tám/kör</text:p>
          </table:table-cell>
          <table:table-cell table:style-name="ce770" office:value-type="string" calcext:value-type="string">
            <text:p>KÉ</text:p>
          </table:table-cell>
          <table:table-cell table:style-name="ce770" office:value-type="string" calcext:value-type="string">
            <text:p>TÉ</text:p>
          </table:table-cell>
          <table:table-cell table:style-name="ce77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3" table:content-validation-name="val104" office:value-type="string" calcext:value-type="string">
            <text:p><text:s text:c="3"/>Elsődleges fegyver</text:p>
          </table:table-cell>
          <table:table-cell table:style-name="ce66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3" table:content-validation-name="val104" office:value-type="string" calcext:value-type="string">
            <text:p><text:s text:c="3"/>Másodlagos fegyver</text:p>
          </table:table-cell>
          <table:table-cell table:style-name="ce66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85" office:value-type="string" calcext:value-type="string">
            <text:p>KÉ</text:p>
          </table:table-cell>
          <table:table-cell table:style-name="ce1219" office:value-type="string" calcext:value-type="string">
            <text:p>TÉ</text:p>
          </table:table-cell>
          <table:table-cell table:style-name="ce12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1026"/>
          <table:table-cell table:style-name="ce543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9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5"/>
          <table:table-cell table:style-name="ce715"/>
          <table:table-cell table:style-name="ce776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6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4" table:number-columns-spanned="2" table:number-rows-spanned="1"/>
          <table:covered-table-cell table:style-name="ce6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KÉ</text:p>
          </table:table-cell>
          <table:table-cell table:style-name="ce1219" office:value-type="string" calcext:value-type="string">
            <text:p>TÉ</text:p>
          </table:table-cell>
          <table:table-cell table:style-name="ce12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85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19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19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716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9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241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241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241" table:content-validation-name="val185" table:formula="of:=IF([.$B$57]&gt;0;[.O$64];0)" office:value-type="float" office:value="0" calcext:value-type="float">
            <text:p>0</text:p>
          </table:table-cell>
          <table:table-cell table:style-name="ce124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6"/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6" office:value-type="string" calcext:value-type="string">
            <text:p>Szúró</text:p>
          </table:table-cell>
          <table:table-cell table:style-name="ce71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2" table:number-columns-spanned="2" table:number-rows-spanned="1"/>
          <table:covered-table-cell table:style-name="ce680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39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543" table:number-columns-repeated="2"/>
          <table:table-cell table:number-columns-repeated="3"/>
          <table:table-cell table:style-name="ce543"/>
          <table:table-cell table:style-name="ce999"/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9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1049"/>
          <table:table-cell table:style-name="ce1101" table:number-columns-repeated="2"/>
          <table:table-cell table:style-name="ce1056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1049"/>
          <table:table-cell table:style-name="ce1101"/>
          <table:table-cell table:style-name="ce956"/>
          <table:table-cell table:style-name="ce1057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6"/>
          <table:table-cell table:style-name="ce893"/>
          <table:table-cell table:style-name="ce963"/>
          <table:table-cell table:style-name="ce1058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8"/>
          <table:table-cell table:style-name="ce899"/>
          <table:table-cell table:style-name="ce965"/>
          <table:table-cell table:style-name="ce1059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9"/>
          <table:table-cell table:style-name="ce901"/>
          <table:table-cell table:style-name="ce972"/>
          <table:table-cell table:style-name="ce1060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39" table:number-columns-repeated="3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539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39" table:number-columns-repeated="3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39" table:number-columns-repeated="10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 table:number-rows-repeated="65463">
          <table:table-cell table:style-name="ce539" table:number-columns-repeated="15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 table:number-rows-repeated="9">
          <table:table-cell table:style-name="ce539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34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50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440" office:value-type="string" calcext:value-type="string" table:number-columns-spanned="4" table:number-rows-spanned="1">
            <text:p>Aura Alap</text:p>
          </table:table-cell>
          <table:covered-table-cell table:number-columns-repeated="2" table:style-name="ce1457"/>
          <table:covered-table-cell table:style-name="ce1466"/>
          <table:table-cell table:style-name="ce1474" table:content-validation-name="val197" table:formula="of:=2*[$Alapértékek.D8]" office:value-type="float" office:value="10" calcext:value-type="float" table:number-columns-spanned="2" table:number-rows-spanned="1">
            <text:p>10</text:p>
          </table:table-cell>
          <table:covered-table-cell table:style-name="ce1486"/>
          <table:table-cell table:style-name="ce1220" office:value-type="string" calcext:value-type="string">
            <text:p>+</text:p>
          </table:table-cell>
          <table:table-cell table:style-name="ce1276" table:formula="of:=[$Alapértékek.C24]+[.L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442" office:value-type="string" calcext:value-type="string" table:number-columns-spanned="4" table:number-rows-spanned="1">
            <text:p>Biztos Aura</text:p>
          </table:table-cell>
          <table:covered-table-cell table:number-columns-repeated="2" table:style-name="ce1458"/>
          <table:covered-table-cell table:style-name="Default"/>
          <table:table-cell table:style-name="ce1476" table:content-validation-name="val198" table:formula="of:=IFNA([.$L$2]+VLOOKUP(([.$O$2]+1); auraero; 2; 1); 0)" office:value-type="float" office:value="0" calcext:value-type="float" table:number-columns-spanned="2" table:number-rows-spanned="1">
            <text:p>0</text:p>
          </table:table-cell>
          <table:covered-table-cell table:style-name="ce1487"/>
          <table:table-cell table:style-name="Default"/>
          <table:table-cell table:style-name="ce1277" table:content-validation-name="val201" office:value-type="string" calcext:value-type="string">
            <text:p>Af Próba Nehézség</text:p>
          </table:table-cell>
          <table:table-cell table:style-name="ce1223" table:content-validation-name="val201" office:value-type="string" calcext:value-type="string">
            <text:p>AuraErő</text:p>
          </table:table-cell>
          <table:table-cell table:number-columns-repeated="240"/>
        </table:table-row>
        <table:table-row table:style-name="ro14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4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1443" office:value-type="string" calcext:value-type="string" table:number-columns-spanned="4" table:number-rows-spanned="1">
            <text:p>Aurafejlesztés képzettség</text:p>
          </table:table-cell>
          <table:covered-table-cell table:number-columns-repeated="3" table:style-name="ce1459"/>
          <table:table-cell table:style-name="ce1477" table:content-validation-name="val199" office:value-type="float" office:value="0" calcext:value-type="float">
            <text:p>0</text:p>
          </table:table-cell>
          <table:table-cell table:style-name="ce1488" table:content-validation-name="val110" table:formula="of:=IF([.$L4]&gt;0;VLOOKUP([.$L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2" office:value-type="float" office:value="3" calcext:value-type="float">
            <text:p>3 →</text:p>
          </table:table-cell>
          <table:table-cell table:style-name="ce1225" table:content-validation-name="val20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73"/>
          <table:covered-table-cell table:style-name="ce1147" table:content-validation-name="val110"/>
          <table:covered-table-cell table:style-name="ce137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2" office:value-type="float" office:value="6" calcext:value-type="float">
            <text:p>6 →</text:p>
          </table:table-cell>
          <table:table-cell table:style-name="ce1225" table:content-validation-name="val202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74"/>
          <table:covered-table-cell table:style-name="ce1148" table:content-validation-name="val110"/>
          <table:covered-table-cell table:style-name="ce1374" table:content-validation-name="val110"/>
          <table:table-cell table:style-name="ce1436"/>
          <table:table-cell table:style-name="ce144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74"/>
          <table:covered-table-cell table:style-name="ce1148" table:content-validation-name="val110"/>
          <table:covered-table-cell table:style-name="ce1374" table:content-validation-name="val110"/>
          <table:table-cell/>
          <table:table-cell table:style-name="ce1224" table:content-validation-name="val202" office:value-type="float" office:value="9" calcext:value-type="float">
            <text:p>9 →</text:p>
          </table:table-cell>
          <table:table-cell table:style-name="ce1225" table:content-validation-name="val202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224" table:content-validation-name="val202" office:value-type="float" office:value="12" calcext:value-type="float">
            <text:p>12 →</text:p>
          </table:table-cell>
          <table:table-cell table:style-name="ce1225" table:content-validation-name="val202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8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9" table:content-validation-name="val200" office:value-type="float" office:value="0" calcext:value-type="float">
            <text:p>0</text:p>
          </table:table-cell>
          <table:table-cell table:style-name="ce1489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224" table:content-validation-name="val202" office:value-type="float" office:value="15" calcext:value-type="float">
            <text:p>15 →</text:p>
          </table:table-cell>
          <table:table-cell table:style-name="ce1225" table:content-validation-name="val202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35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2" office:value-type="float" office:value="18" calcext:value-type="float">
            <text:p>18 →</text:p>
          </table:table-cell>
          <table:table-cell table:style-name="ce1225" table:content-validation-name="val202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27" table:content-validation-name="val186" table:number-columns-spanned="4" table:number-rows-spanned="1"/>
          <table:covered-table-cell table:style-name="ce1358" table:content-validation-name="val191"/>
          <table:covered-table-cell table:style-name="ce58" table:content-validation-name="val191"/>
          <table:covered-table-cell table:style-name="ce203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224" table:content-validation-name="val202" office:value-type="float" office:value="21" calcext:value-type="float">
            <text:p>21 →</text:p>
          </table:table-cell>
          <table:table-cell table:style-name="ce1225" table:content-validation-name="val202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9" table:content-validation-name="val187" table:number-columns-spanned="4" table:number-rows-spanned="1"/>
          <table:covered-table-cell table:style-name="ce1359" table:content-validation-name="val191"/>
          <table:covered-table-cell table:style-name="ce1371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35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90" office:value-type="string" calcext:value-type="string">
            <text:p>KP</text:p>
          </table:table-cell>
          <table:table-cell table:style-name="Default"/>
          <table:table-cell table:style-name="ce1224" table:content-validation-name="val202" office:value-type="float" office:value="24" calcext:value-type="float">
            <text:p>24 →</text:p>
          </table:table-cell>
          <table:table-cell table:style-name="ce1225" table:content-validation-name="val202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61" table:content-validation-name="val195"/>
          <table:table-cell table:style-name="ce1468" table:content-validation-name="val195" table:formula="of:=[$Data.$C$30]" office:value-type="float" office:value="3" calcext:value-type="float">
            <text:p>3</text:p>
          </table:table-cell>
          <table:table-cell table:style-name="ce1483" table:content-validation-name="val194"/>
          <table:table-cell table:style-name="ce1491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2" office:value-type="float" office:value="27" calcext:value-type="float">
            <text:p>27 →</text:p>
          </table:table-cell>
          <table:table-cell table:style-name="ce1225" table:content-validation-name="val202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2" office:value-type="float" office:value="30" calcext:value-type="float">
            <text:p>30 →</text:p>
          </table:table-cell>
          <table:table-cell table:style-name="ce1225" table:content-validation-name="val202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35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366"/>
          <table:table-cell table:style-name="ce1471"/>
          <table:table-cell table:style-name="ce1484"/>
          <table:table-cell table:style-name="ce1491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4" table:number-columns-spanned="3" table:number-rows-spanned="1"/>
          <table:covered-table-cell table:number-columns-repeated="2" table:style-name="ce1462"/>
          <table:table-cell table:style-name="ce1473"/>
          <table:table-cell table:style-name="ce1485"/>
          <table:table-cell table:style-name="ce1492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9"/>
          <table:table-cell table:number-columns-repeated="236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5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2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358"/>
          <table:covered-table-cell table:style-name="ce58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32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358"/>
          <table:covered-table-cell table:style-name="ce58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32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358"/>
          <table:covered-table-cell table:style-name="ce58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329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9"/>
          <table:covered-table-cell table:style-name="ce1371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5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7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47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6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4:Misztikus.L4">
            <calcext:condition calcext:apply-style-name="Warning_szinttúlépés" calcext:value="&gt;[$Alapértékek.$J$9]" calcext:base-cell-address="Misztikus.E4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4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2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6"/>
          <table:table-cell table:style-name="ce1736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6" office:value-type="string" calcext:value-type="string">
            <text:p>SP</text:p>
          </table:table-cell>
          <table:table-cell table:style-name="ce1779" office:value-type="string" calcext:value-type="string">
            <text:p>Sebzés módja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784" office:value-type="string" calcext:value-type="string">
            <text:p>Pengehossz</text:p>
          </table:table-cell>
          <table:table-cell table:style-name="ce1784" office:value-type="string" calcext:value-type="string">
            <text:p>KÉ</text:p>
          </table:table-cell>
          <table:table-cell table:style-name="ce1784" office:value-type="string" calcext:value-type="string">
            <text:p>TÉ</text:p>
          </table:table-cell>
          <table:table-cell table:style-name="ce1784" office:value-type="string" calcext:value-type="string">
            <text:p>VÉ</text:p>
          </table:table-cell>
          <table:table-cell table:style-name="ce1784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878" office:value-type="string" calcext:value-type="string">
            <text:p>Megjegyzés</text:p>
          </table:table-cell>
          <table:table-cell table:style-name="ce1963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Közelharci fegyverek</text:p>
          </table:table-cell>
          <table:table-cell table:style-name="ce1737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7"/>
          <table:table-cell table:style-name="ce1855"/>
          <table:table-cell table:number-columns-repeated="5" table:style-name="ce1757" office:value-type="string" calcext:value-type="string">
            <text:p>N/A</text:p>
          </table:table-cell>
          <table:table-cell table:style-name="ce1737" table:number-columns-repeated="2"/>
          <table:table-cell table:style-name="ce1964" table:number-columns-repeated="241"/>
          <table:table-cell table:number-columns-repeated="16128"/>
        </table:table-row>
        <table:table-row table:style-name="ro16">
          <table:table-cell/>
          <table:table-cell table:style-name="ce1738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26"/>
          <table:table-cell table:style-name="ce1740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S/V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4" calcext:value-type="float">
            <text:p>4</text:p>
          </table:table-cell>
          <table:table-cell table:number-columns-repeated="2"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68" office:value-type="float" office:value="0" calcext:value-type="float">
            <text:p>0</text:p>
          </table:table-cell>
          <table:table-cell table:number-columns-repeated="3" table:style-name="ce1768" office:value-type="float" office:value="-7" calcext:value-type="float">
            <text:p>-7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 table:style-name="ce1768" office:value-type="float" office:value="3" calcext:value-type="float">
            <text:p>3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2">
          <table:table-cell table:style-name="ce1729"/>
          <table:table-cell table:style-name="ce1741" office:value-type="string" calcext:value-type="string">
            <text:p>Tőr, páncélszúr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style-name="ce1785" office:value-type="string" calcext:value-type="string">
            <text:p>5+Erő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">
          <table:table-cell table:style-name="ce1730"/>
          <table:table-cell table:style-name="ce1744" office:value-type="string" calcext:value-type="string">
            <text:p>Vasököl / páncélkesztyű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859"/>
          <table:table-cell table:style-name="ce1761" office:value-type="float" office:value="0" calcext:value-type="float">
            <text:p>0</text:p>
          </table:table-cell>
          <table:table-cell table:number-columns-repeated="3" table:style-name="ce1761" office:value-type="float" office:value="-7" calcext:value-type="float">
            <text:p>-7</text:p>
          </table:table-cell>
          <table:table-cell table:style-name="ce1761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Erőbónusz: 0 feletti rész 1:1-ben számít be.</text:p>
          </table:table-cell>
          <table:table-cell table:style-name="ce328" table:number-columns-repeated="241"/>
          <table:table-cell table:number-columns-repeated="16128"/>
        </table:table-row>
        <table:table-row table:style-name="ro18">
          <table:table-cell table:style-name="ce1728" office:value-type="string" calcext:value-type="string">
            <text:p>Kardvívó fegyverek</text:p>
          </table:table-cell>
          <table:table-cell table:style-name="ce1738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5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/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40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40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40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40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29"/>
          <table:table-cell table:style-name="ce1741" office:value-type="string" calcext:value-type="string">
            <text:p>Mara-sequor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,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82" table:number-columns-repeated="241"/>
          <table:table-cell table:number-columns-repeated="16128"/>
        </table:table-row>
        <table:table-row table:style-name="ro5">
          <table:table-cell table:style-name="ce1729"/>
          <table:table-cell table:style-name="ce1741" office:value-type="string" calcext:value-type="string">
            <text:p>Meneth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9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60"/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number-columns-repeated="2" table:style-name="ce1762" office:value-type="float" office:value="12" calcext:value-type="float">
            <text:p>12</text:p>
          </table:table-cell>
          <table:table-cell table:style-name="ce1762" office:value-type="float" office:value="5" calcext:value-type="float">
            <text:p>5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Zúzó fegyverek</text:p>
          </table:table-cell>
          <table:table-cell table:style-name="ce1738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4" office:value-type="float" office:value="-3" calcext:value-type="float">
            <text:p>-3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6"/>
          <table:table-cell table:style-name="ce1759" office:value-type="float" office:value="0.5" calcext:value-type="float">
            <text:p>0,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-1" calcext:value-type="float">
            <text:p>-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4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.5" calcext:value-type="float">
            <text:p>1,5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20" calcext:value-type="float">
            <text:p>20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5" calcext:value-type="float">
            <text:p>15</text:p>
          </table:table-cell>
          <table:table-cell table:number-columns-repeated="2"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7" calcext:value-type="float">
            <text:p>7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60"/>
          <table:table-cell table:style-name="ce1763" office:value-type="float" office:value="1.5" calcext:value-type="float">
            <text:p>1,5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20" calcext:value-type="float">
            <text:p>20</text:p>
          </table:table-cell>
          <table:table-cell table:number-columns-repeated="2" table:style-name="ce1763" office:value-type="float" office:value="8" calcext:value-type="float">
            <text:p>8</text:p>
          </table:table-cell>
          <table:table-cell table:style-name="ce1874" office:value-type="string" calcext:value-type="string">
            <text:p>zúz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+Z/V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0" calcext:value-type="float">
            <text:p>0</text:p>
          </table:table-cell>
          <table:table-cell table:style-name="ce1856"/>
          <table:table-cell table:style-name="ce1760" office:value-type="float" office:value="3" calcext:value-type="float">
            <text:p>3</text:p>
          </table:table-cell>
          <table:table-cell table:style-name="ce1764" office:value-type="float" office:value="12" calcext:value-type="float">
            <text:p>12</text:p>
          </table:table-cell>
          <table:table-cell table:number-columns-repeated="2" table:style-name="ce1764" office:value-type="float" office:value="28" calcext:value-type="float">
            <text:p>28</text:p>
          </table:table-cell>
          <table:table-cell table:style-name="ce1764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1">
          <table:table-cell table:style-name="ce1729"/>
          <table:table-cell table:style-name="ce1741" office:value-type="string" calcext:value-type="string">
            <text:p>Bot, hosszú</text:p>
          </table:table-cell>
          <table:table-cell table:style-name="ce1760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24" calcext:value-type="float">
            <text:p>24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1">
          <table:table-cell table:style-name="ce1729"/>
          <table:table-cell table:style-name="ce1741" office:value-type="string" calcext:value-type="string">
            <text:p>Lándzs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number-columns-repeated="2" table:style-name="ce1760" office:value-type="float" office:value="32" calcext:value-type="float">
            <text:p>3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1">
          <table:table-cell table:style-name="ce1729"/>
          <table:table-cell table:style-name="ce1741" office:value-type="string" calcext:value-type="string">
            <text:p>Pik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number-columns-repeated="2" table:style-name="ce1760" office:value-type="float" office:value="40" calcext:value-type="float">
            <text:p>40</text:p>
          </table:table-cell>
          <table:table-cell table:style-name="ce1760" office:value-type="float" office:value="9" calcext:value-type="float">
            <text:p>9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1729"/>
          <table:table-cell table:style-name="ce1741" office:value-type="string" calcext:value-type="string">
            <text:p>Szigo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732"/>
          <table:table-cell table:style-name="ce1748" office:value-type="string" calcext:value-type="string">
            <text:p>Szigo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22" calcext:value-type="float">
            <text:p>22</text:p>
          </table:table-cell>
          <table:table-cell table:style-name="ce1765" office:value-type="float" office:value="26" calcext:value-type="float">
            <text:p>26</text:p>
          </table:table-cell>
          <table:table-cell table:style-name="ce1765" office:value-type="float" office:value="8" calcext:value-type="float">
            <text:p>8</text:p>
          </table:table-cell>
          <table:table-cell table:style-name="ce1875" office:value-type="string" calcext:value-type="string">
            <text:p>lándzsavívás</text:p>
          </table:table-cell>
          <table:table-cell table:style-name="ce189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733"/>
          <table:table-cell table:style-name="ce1749" office:value-type="string" calcext:value-type="string">
            <text:p>Fegyver</text:p>
          </table:table-cell>
          <table:table-cell table:style-name="ce1766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6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6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8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number-columns-repeated="2" table:style-name="ce1772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/>
          <table:table-cell table:number-columns-repeated="16369"/>
        </table:table-row>
        <table:table-row table:style-name="ro22">
          <table:table-cell table:style-name="ce1734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3" office:value-type="float" office:value="3" calcext:value-type="float">
            <text:p>3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3" calcext:value-type="float">
            <text:p>3</text:p>
          </table:table-cell>
          <table:table-cell table:style-name="ce1837" table:number-columns-repeated="2"/>
          <table:table-cell table:style-name="ce1773" office:value-type="string" calcext:value-type="string">
            <text:p>5m + (Erő x 3)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7" calcext:value-type="float">
            <text:p>7</text:p>
          </table:table-cell>
          <table:table-cell table:style-name="ce187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7"/>
          <table:table-cell table:style-name="ce165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4m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26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15m</text:p>
          </table:table-cell>
          <table:table-cell table:style-name="ce1783" office:value-type="float" office:value="12" calcext:value-type="float">
            <text:p>12</text:p>
          </table:table-cell>
          <table:table-cell table:style-name="ce1783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868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5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10" calcext:value-type="float">
            <text:p>-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hajítás</text:p>
          </table:table-cell>
          <table:table-cell table:style-name="ce195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10m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7" office:value-type="string" calcext:value-type="string">
            <text:p>Sebesülés az esés következtében lehet.</text:p>
          </table:table-cell>
          <table:table-cell table:style-name="ce1659" table:number-columns-repeated="241"/>
          <table:table-cell table:number-columns-repeated="16128"/>
        </table:table-row>
        <table:table-row table:style-name="ro24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70m</text:p>
          </table:table-cell>
          <table:table-cell table:number-columns-repeated="2" table:style-name="ce1773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0m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5m</text:p>
          </table:table-cell>
          <table:table-cell table:style-name="ce1777" office:value-type="float" office:value="12" calcext:value-type="float">
            <text:p>12</text:p>
          </table:table-cell>
          <table:table-cell table:style-name="ce1777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70" office:value-type="string" calcext:value-type="string">
            <text:p>hajítás</text:p>
          </table:table-cell>
          <table:table-cell table:style-name="ce1956"/>
          <table:table-cell table:number-columns-repeated="16369"/>
        </table:table-row>
        <table:table-row table:style-name="ro2">
          <table:table-cell table:style-name="ce1730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852" table:number-columns-repeated="2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32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28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772" office:value-type="string" calcext:value-type="string">
            <text:p>60m</text:p>
          </table:table-cell>
          <table:table-cell table:number-columns-repeated="2"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5" calcext:value-type="float">
            <text:p>5</text:p>
          </table:table-cell>
          <table:table-cell table:style-name="ce1870" office:value-type="string" calcext:value-type="string">
            <text:p>íjászat</text:p>
          </table:table-cell>
          <table:table-cell table:style-name="ce195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3" calcext:value-type="float">
            <text:p>3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6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string" calcext:value-type="string">
            <text:p>spec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16m</text:p>
          </table:table-cell>
          <table:table-cell table:style-name="ce1773" office:value-type="float" office:value="10" calcext:value-type="float">
            <text:p>10</text:p>
          </table:table-cell>
          <table:table-cell table:style-name="ce1773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8" calcext:value-type="float">
            <text:p>8</text:p>
          </table:table-cell>
          <table:table-cell table:style-name="ce1876" office:value-type="string" calcext:value-type="string">
            <text:p>íjászat</text:p>
          </table:table-cell>
          <table:table-cell table:style-name="ce195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3" office:value-type="float" office:value="-10" calcext:value-type="float">
            <text:p>-1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30m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íjászat</text:p>
          </table:table-cell>
          <table:table-cell table:style-name="ce1957"/>
          <table:table-cell table:style-name="ce1659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9" calcext:value-type="float">
            <text:p>9</text:p>
          </table:table-cell>
          <table:table-cell table:style-name="ce1870" office:value-type="string" calcext:value-type="string">
            <text:p>lövészet</text:p>
          </table:table-cell>
          <table:table-cell table:style-name="ce189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2" calcext:value-type="float">
            <text:p>12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5" calcext:value-type="float">
            <text:p>1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7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string" calcext:value-type="string">
            <text:p>-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30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52" table:number-columns-repeated="2"/>
          <table:table-cell table:style-name="ce1778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lövészet</text:p>
          </table:table-cell>
          <table:table-cell table:style-name="ce196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1"/>
          <table:table-cell table:style-name="ce328" table:number-columns-repeated="240"/>
          <table:table-cell table:number-columns-repeated="16128"/>
        </table:table-row>
        <table:table-row table:style-name="ro2">
          <table:table-cell table:style-name="ce1726"/>
          <table:table-cell table:number-columns-repeated="12"/>
          <table:table-cell table:style-name="ce550"/>
          <table:table-cell table:number-columns-repeated="16370"/>
        </table:table-row>
        <table:table-row table:style-name="ro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number-columns-repeated="2"/>
          <table:table-cell table:style-name="ce1767"/>
          <table:table-cell table:number-columns-repeated="10"/>
          <table:table-cell table:style-name="ce5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82"/>
          <table:covered-table-cell table:style-name="ce1421"/>
          <table:covered-table-cell table:style-name="ce1729"/>
          <table:covered-table-cell table:style-name="ce1421"/>
          <table:table-cell table:style-name="ce58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82"/>
          <table:table-cell table:style-name="ce1413"/>
          <table:table-cell table:style-name="ce1729"/>
          <table:table-cell table:style-name="ce1413"/>
          <table:table-cell table:style-name="ce58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62" table:content-validation-name="val203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0"/>
        <table:table-column table:style-name="co69" table:default-cell-style-name="ce2067"/>
        <table:table-column table:style-name="co70" table:default-cell-style-name="ce2051"/>
        <table:table-column table:style-name="co71" table:default-cell-style-name="ce2076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085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1812"/>
          <table:covered-table-cell table:style-name="ce1813"/>
          <table:covered-table-cell table:number-columns-repeated="3" table:style-name="ce1812"/>
          <table:covered-table-cell table:style-name="ce2084"/>
          <table:covered-table-cell table:number-columns-repeated="2" table:style-name="ce1812"/>
          <table:covered-table-cell/>
          <table:covered-table-cell table:style-name="ce1812"/>
          <table:covered-table-cell table:number-columns-repeated="3"/>
        </table:table-row>
        <table:table-row table:style-name="ro2">
          <table:table-cell table:number-columns-repeated="4"/>
          <table:table-cell table:style-name="ce1813"/>
          <table:table-cell table:style-name="ce1812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1812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1812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12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076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12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812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42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4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43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6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44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36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36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6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4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9" office:value-type="string" calcext:value-type="string">
            <text:p>Karakter pontok (KP) elosztása </text:p>
          </table:table-cell>
          <table:table-cell table:style-name="ce2079"/>
          <table:table-cell table:number-columns-repeated="16382"/>
        </table:table-row>
        <table:table-row table:style-name="ro21">
          <table:table-cell/>
          <table:table-cell table:style-name="ce208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88"/>
          <table:table-cell table:number-columns-repeated="16382"/>
        </table:table-row>
        <table:table-row table:style-name="ro27">
          <table:table-cell/>
          <table:table-cell table:style-name="ce2088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88"/>
          <table:table-cell table:number-columns-repeated="16382"/>
        </table:table-row>
        <table:table-row table:style-name="ro27">
          <table:table-cell/>
          <table:table-cell table:style-name="ce20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88"/>
          <table:table-cell table:number-columns-repeated="16382"/>
        </table:table-row>
        <table:table-row table:style-name="ro27">
          <table:table-cell/>
          <table:table-cell table:style-name="ce208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1">
          <table:table-cell table:style-name="ce207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0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8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8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08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 office:value-type="string" calcext:value-type="string">
            <text:p>* Új: Gladiátor bestiái fortély</text:p>
          </table:table-cell>
        </table:table-row>
        <table:table-row table:style-name="ro2">
          <table:table-cell table:style-name="ce213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3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30">
          <table:table-cell table:style-name="ce2130" office:value-type="string" calcext:value-type="string">
            <text:p>V8.2.4</text:p>
          </table:table-cell>
        </table:table-row>
        <table:table-row table:style-name="ro30">
          <table:table-cell table:style-name="ce2131" office:value-type="string" calcext:value-type="string">
            <text:p>* Fülek átnevezése, színezése</text:p>
          </table:table-cell>
        </table:table-row>
        <table:table-row table:style-name="ro30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30">
          <table:table-cell table:style-name="ce2130" office:value-type="string" calcext:value-type="string">
            <text:p>V8.2.3</text:p>
          </table:table-cell>
        </table:table-row>
        <table:table-row table:style-name="ro30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30">
          <table:table-cell table:style-name="ce2130" office:value-type="string" calcext:value-type="string">
            <text:p>V8.2.2</text:p>
          </table:table-cell>
        </table:table-row>
        <table:table-row table:style-name="ro30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131" office:value-type="string" calcext:value-type="string">
            <text:p>* Kétkezes harc táblázat</text:p>
          </table:table-cell>
        </table:table-row>
        <table:table-row table:style-name="ro30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30">
          <table:table-cell table:style-name="ce2130" office:value-type="string" calcext:value-type="string">
            <text:p>V8.1.1</text:p>
          </table:table-cell>
        </table:table-row>
        <table:table-row table:style-name="ro30">
          <table:table-cell table:style-name="ce2131" office:value-type="string" calcext:value-type="string">
            <text:p>* Max szint: 21</text:p>
          </table:table-cell>
        </table:table-row>
        <table:table-row table:style-name="ro30">
          <table:table-cell table:style-name="ce2131" office:value-type="string" calcext:value-type="string">
            <text:p>* KP Alap: 150</text:p>
          </table:table-cell>
        </table:table-row>
        <table:table-row table:style-name="ro30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30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30">
          <table:table-cell table:style-name="ce2130" office:value-type="string" calcext:value-type="string">
            <text:p>V7.9.1</text:p>
          </table:table-cell>
        </table:table-row>
        <table:table-row table:style-name="ro30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1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3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0"/>
          <table:covered-table-cell table:style-name="ce2008"/>
          <table:covered-table-cell table:number-columns-repeated="6" table:style-name="ce2000"/>
          <table:covered-table-cell table:number-columns-repeated="3" table:style-name="ce2034"/>
          <table:covered-table-cell table:style-name="ce20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0"/>
          <table:table-cell table:style-name="ce2008"/>
          <table:table-cell table:style-name="ce2000" table:number-columns-repeated="6"/>
          <table:table-cell table:style-name="ce2034" table:number-columns-repeated="3"/>
          <table:table-cell table:style-name="ce200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9" office:value-type="string" calcext:value-type="string">
            <text:p>Szint</text:p>
          </table:table-cell>
          <table:table-cell table:style-name="ce2019" office:value-type="string" calcext:value-type="string" table:number-columns-spanned="2" table:number-rows-spanned="1">
            <text:p>KP</text:p>
          </table:table-cell>
          <table:covered-table-cell table:style-name="ce20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7" office:value-type="string" calcext:value-type="string">
            <text:p>Fok</text:p>
          </table:table-cell>
          <table:table-cell table:style-name="ce199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2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9" table:number-columns-repeated="3"/>
          <table:table-cell table:style-name="ce212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39"/>
          <table:table-cell table:style-name="ce212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7" table:content-validation-name="val206" office:value-type="string" calcext:value-type="string">
            <text:p>Fok</text:p>
          </table:table-cell>
          <table:table-cell table:style-name="ce1997" table:content-validation-name="val206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3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1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1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9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9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9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9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9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9" table:content-validation-name="val5"/>
          <table:table-cell table:style-name="ce199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9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9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9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9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3" table:content-validation-name="val5"/>
          <table:table-cell table:style-name="ce1990" table:content-validation-name="val5" table:number-columns-repeated="2"/>
          <table:table-cell table:style-name="ce2060" table:content-validation-name="val5"/>
          <table:table-cell table:style-name="ce2012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9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9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9" table:content-validation-name="val5"/>
          <table:table-cell table:style-name="ce199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9" table:content-validation-name="val5" office:value-type="string" calcext:value-type="string">
            <text:p>Szúró</text:p>
          </table:table-cell>
          <table:table-cell table:style-name="ce1999" table:content-validation-name="val5" office:value-type="string" calcext:value-type="string">
            <text:p>Vágó</text:p>
          </table:table-cell>
          <table:table-cell table:style-name="ce1999" table:content-validation-name="val5" office:value-type="string" calcext:value-type="string">
            <text:p>Zúzó</text:p>
          </table:table-cell>
          <table:table-cell table:style-name="ce199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9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9" table:content-validation-name="val5" office:value-type="string" calcext:value-type="string">
            <text:p>SFÉ</text:p>
          </table:table-cell>
          <table:table-cell table:style-name="ce199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9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12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43"/>
          <table:table-cell table:style-name="ce1990" table:number-columns-repeated="2"/>
          <table:table-cell table:style-name="ce2060"/>
          <table:table-cell table:style-name="ce2012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43"/>
          <table:table-cell table:style-name="ce1990" table:number-columns-repeated="2"/>
          <table:table-cell table:style-name="ce2060"/>
          <table:table-cell table:style-name="ce2012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43"/>
          <table:table-cell table:style-name="ce1990" table:number-columns-repeated="2"/>
          <table:table-cell table:style-name="ce2060"/>
          <table:table-cell table:style-name="ce2012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1943"/>
          <table:table-cell table:style-name="ce1990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00.00.00</text:date>, <text:time style:data-style-name="N2" text:time-value="23:18:41.38678663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0T23:41:15.916732857</dc:date>
    <meta:editing-cycles>909</meta:editing-cycles>
    <meta:editing-duration>P8DT15H9M30S</meta:editing-duration>
    <meta:document-statistic meta:table-count="11" meta:cell-count="37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